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d4f9" officeooo:paragraph-rsid="0000d4f9"/>
    </style:style>
    <style:style style:name="P2" style:family="paragraph" style:parent-style-name="Standard">
      <style:text-properties officeooo:rsid="0002102b" officeooo:paragraph-rsid="0002102b"/>
    </style:style>
    <style:style style:name="P3" style:family="paragraph" style:parent-style-name="Standard">
      <style:text-properties fo:font-weight="bold" officeooo:rsid="0000d4f9" officeooo:paragraph-rsid="0000d4f9" style:font-weight-asian="bold" style:font-weight-complex="bold"/>
    </style:style>
    <style:style style:name="P4" style:family="paragraph" style:parent-style-name="Standard">
      <style:text-properties fo:color="#990099" fo:font-weight="bold" officeooo:rsid="0000d4f9" officeooo:paragraph-rsid="0000d4f9" style:font-weight-asian="bold" style:font-weight-complex="bold"/>
    </style:style>
    <style:style style:name="P5" style:family="paragraph" style:parent-style-name="Standard">
      <style:text-properties fo:color="#330066" officeooo:rsid="0000d4f9" officeooo:paragraph-rsid="0003e1f7"/>
    </style:style>
    <style:style style:name="P6" style:family="paragraph" style:parent-style-name="Standard">
      <style:text-properties fo:color="#330066" officeooo:rsid="0000d4f9" officeooo:paragraph-rsid="000466b4"/>
    </style:style>
    <style:style style:name="P7" style:family="paragraph" style:parent-style-name="Standard">
      <style:text-properties fo:color="#330066" officeooo:rsid="0004386d" officeooo:paragraph-rsid="0004386d"/>
    </style:style>
    <style:style style:name="P8" style:family="paragraph" style:parent-style-name="Standard">
      <style:text-properties fo:color="#330066" officeooo:rsid="000466b4" officeooo:paragraph-rsid="000466b4"/>
    </style:style>
    <style:style style:name="P9" style:family="paragraph" style:parent-style-name="Standard">
      <style:text-properties officeooo:paragraph-rsid="000466b4"/>
    </style:style>
    <style:style style:name="P10" style:family="paragraph" style:parent-style-name="Standard">
      <style:text-properties officeooo:rsid="000466b4" officeooo:paragraph-rsid="000466b4"/>
    </style:style>
    <style:style style:name="P11" style:family="paragraph" style:parent-style-name="Standard">
      <style:text-properties fo:color="#000000" fo:font-weight="bold" officeooo:rsid="000466b4" officeooo:paragraph-rsid="000466b4" style:font-weight-asian="bold" style:font-weight-complex="bold"/>
    </style:style>
    <style:style style:name="P12" style:family="paragraph" style:parent-style-name="Standard">
      <style:text-properties fo:color="#000000" fo:language="el" fo:country="GR" fo:font-weight="bold" officeooo:rsid="000466b4" officeooo:paragraph-rsid="0006fd74" style:font-weight-asian="bold" style:font-weight-complex="bold"/>
    </style:style>
    <style:style style:name="P13" style:family="paragraph" style:parent-style-name="Standard">
      <style:text-properties fo:language="el" fo:country="GR" officeooo:paragraph-rsid="0006fd74"/>
    </style:style>
    <style:style style:name="P14" style:family="paragraph" style:parent-style-name="Standard">
      <style:text-properties officeooo:paragraph-rsid="0006fd74"/>
    </style:style>
    <style:style style:name="P15" style:family="paragraph" style:parent-style-name="Standard">
      <style:text-properties officeooo:rsid="00075be8" officeooo:paragraph-rsid="00075be8"/>
    </style:style>
    <style:style style:name="P16" style:family="paragraph" style:parent-style-name="Standard">
      <style:text-properties officeooo:rsid="00093b67" officeooo:paragraph-rsid="00093b67"/>
    </style:style>
    <style:style style:name="P17" style:family="paragraph" style:parent-style-name="Standard">
      <style:text-properties fo:language="el" fo:country="GR" officeooo:rsid="0006fd74" officeooo:paragraph-rsid="0006fd74"/>
    </style:style>
    <style:style style:name="P18" style:family="paragraph" style:parent-style-name="Standard">
      <style:text-properties fo:language="el" fo:country="GR" officeooo:paragraph-rsid="0006fd74"/>
    </style:style>
    <style:style style:name="P19" style:family="paragraph" style:parent-style-name="Standard">
      <style:text-properties fo:language="el" fo:country="GR" officeooo:paragraph-rsid="0009af2c"/>
    </style:style>
    <style:style style:name="P20" style:family="paragraph" style:parent-style-name="Standard">
      <style:text-properties fo:language="el" fo:country="GR" officeooo:paragraph-rsid="000abdd3"/>
    </style:style>
    <style:style style:name="P21" style:family="paragraph" style:parent-style-name="Standard">
      <style:text-properties fo:language="el" fo:country="GR" officeooo:rsid="000abdd3" officeooo:paragraph-rsid="000ad09d"/>
    </style:style>
    <style:style style:name="P22" style:family="paragraph" style:parent-style-name="Standard">
      <style:text-properties fo:language="el" fo:country="GR" officeooo:paragraph-rsid="000ad09d"/>
    </style:style>
    <style:style style:name="P23" style:family="paragraph" style:parent-style-name="Standard">
      <style:text-properties fo:color="#990099" fo:language="el" fo:country="GR" fo:font-weight="bold" officeooo:rsid="00075be8" officeooo:paragraph-rsid="0006fd74" style:font-weight-asian="bold" style:font-weight-complex="bold"/>
    </style:style>
    <style:style style:name="P24" style:family="paragraph" style:parent-style-name="Standard">
      <style:text-properties officeooo:rsid="00075be8" officeooo:paragraph-rsid="0006fd74"/>
    </style:style>
    <style:style style:name="P25" style:family="paragraph" style:parent-style-name="Standard">
      <style:text-properties officeooo:rsid="00075be8" officeooo:paragraph-rsid="00075be8"/>
    </style:style>
    <style:style style:name="P26" style:family="paragraph" style:parent-style-name="Standard">
      <style:text-properties officeooo:rsid="00093b67" officeooo:paragraph-rsid="00075be8"/>
    </style:style>
    <style:style style:name="P27" style:family="paragraph" style:parent-style-name="Standard">
      <style:text-properties officeooo:rsid="00093b67" officeooo:paragraph-rsid="0009af2c"/>
    </style:style>
    <style:style style:name="P28" style:family="paragraph" style:parent-style-name="Standard">
      <style:text-properties officeooo:rsid="0009af2c" officeooo:paragraph-rsid="0009af2c"/>
    </style:style>
    <style:style style:name="P29" style:family="paragraph" style:parent-style-name="Standard">
      <style:text-properties officeooo:rsid="0009af2c" officeooo:paragraph-rsid="000abdd3"/>
    </style:style>
    <style:style style:name="P30" style:family="paragraph" style:parent-style-name="Standard">
      <style:text-properties officeooo:paragraph-rsid="0009af2c"/>
    </style:style>
    <style:style style:name="P31" style:family="paragraph" style:parent-style-name="Standard">
      <style:text-properties officeooo:rsid="000abdd3" officeooo:paragraph-rsid="000abdd3"/>
    </style:style>
    <style:style style:name="P32" style:family="paragraph" style:parent-style-name="Standard">
      <style:text-properties officeooo:rsid="000abdd3" officeooo:paragraph-rsid="000ad09d"/>
    </style:style>
    <style:style style:name="P33" style:family="paragraph" style:parent-style-name="Standard">
      <style:text-properties officeooo:paragraph-rsid="000abdd3"/>
    </style:style>
    <style:style style:name="P34" style:family="paragraph" style:parent-style-name="Standard">
      <style:text-properties officeooo:paragraph-rsid="000ad09d"/>
    </style:style>
    <style:style style:name="P35" style:family="paragraph" style:parent-style-name="Standard">
      <style:text-properties officeooo:rsid="000ad09d" officeooo:paragraph-rsid="000ad09d"/>
    </style:style>
    <style:style style:name="P36" style:family="paragraph" style:parent-style-name="Standard">
      <style:text-properties fo:font-weight="bold" officeooo:rsid="000abdd3" officeooo:paragraph-rsid="000abdd3" style:font-weight-asian="bold" style:font-weight-complex="bold"/>
    </style:style>
    <style:style style:name="P37" style:family="paragraph" style:parent-style-name="Standard">
      <style:text-properties fo:font-weight="bold" officeooo:rsid="00075be8" officeooo:paragraph-rsid="00075be8" style:font-weight-asian="bold" style:font-weight-complex="bold"/>
    </style:style>
    <style:style style:name="P38" style:family="paragraph" style:parent-style-name="Standard">
      <style:text-properties fo:font-weight="bold" officeooo:rsid="00093b67" officeooo:paragraph-rsid="00093b67" style:font-weight-asian="bold" style:font-weight-complex="bold"/>
    </style:style>
    <style:style style:name="P39" style:family="paragraph" style:parent-style-name="Standard">
      <style:text-properties fo:font-weight="bold" officeooo:rsid="0009af2c" officeooo:paragraph-rsid="0009af2c" style:font-weight-asian="bold" style:font-weight-complex="bold"/>
    </style:style>
    <style:style style:name="P40" style:family="paragraph" style:parent-style-name="Standard">
      <style:text-properties fo:font-weight="bold" officeooo:rsid="000ad09d" officeooo:paragraph-rsid="000ad09d" style:font-weight-asian="bold" style:font-weight-complex="bold"/>
    </style:style>
    <style:style style:name="P41" style:family="paragraph" style:parent-style-name="Standard">
      <style:text-properties fo:color="#663366" fo:font-weight="bold" officeooo:rsid="00075be8" officeooo:paragraph-rsid="00075be8" style:font-weight-asian="bold" style:font-weight-complex="bold"/>
    </style:style>
    <style:style style:name="P42" style:family="paragraph" style:parent-style-name="Standard">
      <style:text-properties fo:color="#663366" fo:font-weight="bold" officeooo:rsid="0000d4f9" officeooo:paragraph-rsid="0000d4f9" style:font-weight-asian="bold" style:font-weight-complex="bold"/>
    </style:style>
    <style:style style:name="P43" style:family="paragraph" style:parent-style-name="Standard">
      <style:text-properties fo:color="#663366" fo:font-weight="bold" officeooo:rsid="0006fd74" officeooo:paragraph-rsid="0006fd74" style:font-weight-asian="bold" style:font-weight-complex="bold"/>
    </style:style>
    <style:style style:name="P44" style:family="paragraph" style:parent-style-name="Standard">
      <style:text-properties fo:color="#663366" fo:font-weight="bold" officeooo:rsid="00093b67" officeooo:paragraph-rsid="0009af2c" style:font-weight-asian="bold" style:font-weight-complex="bold"/>
    </style:style>
    <style:style style:name="P45" style:family="paragraph" style:parent-style-name="Standard">
      <style:text-properties fo:color="#663366" fo:font-weight="bold" officeooo:rsid="000ad09d" officeooo:paragraph-rsid="000ad09d" style:font-weight-asian="bold" style:font-weight-complex="bold"/>
    </style:style>
    <style:style style:name="P46" style:family="paragraph" style:parent-style-name="Standard">
      <style:text-properties officeooo:paragraph-rsid="000abdd3" fo:background-color="transparent"/>
    </style:style>
    <style:style style:name="P47" style:family="paragraph" style:parent-style-name="Standard">
      <style:text-properties fo:color="#330099" officeooo:rsid="0009af2c" officeooo:paragraph-rsid="0009af2c"/>
    </style:style>
    <style:style style:name="P48" style:family="paragraph" style:parent-style-name="Standard">
      <style:text-properties fo:color="#000000" officeooo:rsid="0009af2c" officeooo:paragraph-rsid="0009af2c"/>
    </style:style>
    <style:style style:name="P49" style:family="paragraph" style:parent-style-name="Text_20_body">
      <style:text-properties officeooo:paragraph-rsid="0009af2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5be8"/>
    </style:style>
    <style:style style:name="T3" style:family="text">
      <style:text-properties officeooo:rsid="0003e1f7"/>
    </style:style>
    <style:style style:name="T4" style:family="text">
      <style:text-properties officeooo:rsid="0004386d"/>
    </style:style>
    <style:style style:name="T5" style:family="text">
      <style:text-properties officeooo:rsid="000466b4"/>
    </style:style>
    <style:style style:name="T6" style:family="text">
      <style:text-properties fo:color="#cc00cc"/>
    </style:style>
    <style:style style:name="T7" style:family="text">
      <style:text-properties fo:color="#cc00cc" fo:language="el" fo:country="GR"/>
    </style:style>
    <style:style style:name="T8" style:family="text">
      <style:text-properties officeooo:rsid="00056a41"/>
    </style:style>
    <style:style style:name="T9" style:family="text">
      <style:text-properties fo:language="el" fo:country="GR"/>
    </style:style>
    <style:style style:name="T10" style:family="text">
      <style:text-properties fo:language="el" fo:country="GR" officeooo:rsid="0006fd74"/>
    </style:style>
    <style:style style:name="T11" style:family="text">
      <style:text-properties fo:language="el" fo:country="GR" officeooo:rsid="00075be8"/>
    </style:style>
    <style:style style:name="T12" style:family="text">
      <style:text-properties fo:language="el" fo:country="GR" officeooo:rsid="000abdd3"/>
    </style:style>
    <style:style style:name="T13" style:family="text">
      <style:text-properties fo:language="el" fo:country="GR" style:text-underline-style="solid" style:text-underline-width="auto" style:text-underline-color="font-color"/>
    </style:style>
    <style:style style:name="T14" style:family="text">
      <style:text-properties officeooo:rsid="00075be8"/>
    </style:style>
    <style:style style:name="T15" style:family="text">
      <style:text-properties officeooo:rsid="00093b67"/>
    </style:style>
    <style:style style:name="T16" style:family="text">
      <style:text-properties officeooo:rsid="0009af2c"/>
    </style:style>
    <style:style style:name="T17" style:family="text">
      <style:text-properties officeooo:rsid="000abdd3"/>
    </style:style>
    <style:style style:name="T18" style:family="text">
      <style:text-properties officeooo:rsid="000ad09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663366"/>
    </style:style>
    <style:style style:name="T21" style:family="text">
      <style:text-properties fo:color="#663366" fo:font-weight="bold" style:font-weight-asian="bold" style:font-weight-complex="bold"/>
    </style:style>
    <style:style style:name="T22" style:family="text">
      <style:text-properties fo:color="#3300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Θέμα<text:tab/>:</text:span><text:tab/>Εξόρυξη Γνώσης <text:s/>Δεδομένων από Δίκτυα Κοινωνικής Δικτύωσης </text:p>
      <text:p text:style-name="P1"/>
      <text:p text:style-name="P1"/>
      <text:p text:style-name="P42"><text:span text:style-name="T1">Κεφάλαιο 1:</text:span><text:tab/>Εισαγωγή </text:p>
      <text:p text:style-name="P4"/>
      <text:p text:style-name="P1"><text:tab/>1.1 <text:tab/>Περιγραφή του Προβλήματος</text:p>
      <text:p text:style-name="P2"><text:tab/>1.<text:span text:style-name="T5">2</text:span><text:tab/>Στόχοι </text:p>
      <text:p text:style-name="P1"/>
      <text:p text:style-name="P3">1.1<text:tab/>Περιγραφή του Προβλήματος</text:p>
      <text:p text:style-name="P1"/>
      <text:p text:style-name="P10">(<text:tab/>Το πρόβλημα )</text:p>
      <text:p text:style-name="P1"/>
      <text:p text:style-name="P5"><text:tab/><text:span text:style-name="T3">Κάθε δευτερόλεπτο αναρτούνται στο twitter αμέτρητα tweets από διάφορους χρήστες γύρω από διάφορα θέματα( π.χ. #keyword , #keyword0 , #keyword1 , #keyword2 etc.).Έτσι, ένα μεγάλο πλήθος χρηστών να postάρουν tweets γύρω από κάποιο συγκεκριμένο θέμα (π.χ. #keyword) <text:s/>χωρίς να ξέρουμε κατά πόσο σχετικός ή όχι είναι ο κάθε χρήστης είναι ως προς ένα θέμα.</text:span></text:p>
      <text:p text:style-name="P5"/>
      <text:p text:style-name="P5"><text:tab/><text:span text:style-name="T3">Για να δούμε κατά πόσο σχετικός ή όχι <text:s/>είναι ο κάθε χρήστη ως προς κάποιο θέμα ( π.χ. #keyword) κάνουμε ένα ranking του συνόλου των χρηστών ως προς το συγκέκριμένο θέμα.Όσο πιο υψηλό είναι το ranking score τόσο πιο σχετικός είναι ως προς το θέμα.</text:span></text:p>
      <text:p text:style-name="P5"><text:tab/></text:p>
      <text:p text:style-name="P5"><text:tab/><text:span text:style-name="T5">Η μεθοδολογία που ακολουθούμε είναι η εξής: </text:span></text:p>
      <text:p text:style-name="P6"><text:tab/><text:tab/><text:span text:style-name="T5">Παίρουμε </text:span><text:span text:style-name="T7"><text:s/>ένα υποσύνολο χρηστών δηλ. Ν χρήστες και για ια καθέναν από τους Ν χρήστες παίρνουμε τα </text:span><text:span text:style-name="T6">tweets</text:span><text:span text:style-name="T7"> που έχει </text:span><text:span text:style-name="T6">post</text:span><text:span text:style-name="T7">άρει στο </text:span><text:span text:style-name="T6">timeline</text:span><text:span text:style-name="T7"> του.Μετά ψάχνουμε τα </text:span><text:span text:style-name="T6">tweets</text:span><text:span text:style-name="T7"> του κάθε χρήστη γύρω από ένα θέμα(πχ #</text:span><text:span text:style-name="T6">keyword</text:span><text:span text:style-name="T7">).</text:span></text:p>
      <text:p text:style-name="P9"><text:span text:style-name="T7"><text:tab/>Μετά έπειτα από τον υπολογισμό μιας σειράς <text:s/>μετρικών κάνουμε ένα </text:span><text:span text:style-name="T6">ranking</text:span><text:span text:style-name="T7"> των χρηστών με την βοήθεια 2 αλγορίθμων εξόρυξης.Από την έξοδο των δύο αλγορίθμων παίρνουμε τους </text:span><text:span text:style-name="T6">top</text:span><text:span text:style-name="T7"> </text:span><text:span text:style-name="T6">N</text:span><text:span text:style-name="T7">1 όπου Ν1&lt; Ν (εδώ Ν1=10) χρήστες και θεωρούμε ότι αυτοί οι 10 είναι οι πιο σχετικοί γύρω από το θέμα (πχ #</text:span><text:span text:style-name="T6">keyword</text:span><text:span text:style-name="T7">).</text:span></text:p>
      <text:p text:style-name="P9"/>
      <text:p text:style-name="P10">(<text:tab/><text:span text:style-name="T8">Why </text:span><text:s/>data mining? )</text:p>
      <text:p text:style-name="P9"/>
      <text:p text:style-name="P5"><text:tab/><text:span text:style-name="T3">Για να πετύχουμε το συγκεκριμένο ranking εφαρμόζουμε διάφορους αλγορίθμους εξόρυξης δεδομένων μιας και θέλουμε από ένα συγκεκριμένο αριθμό <text:s/>χρηστών( ή αλλιώς από μια βάση δεδομένων) να υπολογισούμε ένα πλήθος μετρικών και στην συνέχεια να χρησιμοποιήσουμε τις μετρικές αυτές για να εξαγάγουμε κάποιο αποτέλεσμα. </text:span></text:p>
      <text:p text:style-name="P5"/>
      <text:p text:style-name="P8">(<text:tab/>Επιλογή των 2 αλγόριθμων<text:tab/>)</text:p>
      <text:p text:style-name="P5"/>
      <text:p text:style-name="P5"><text:tab/><text:span text:style-name="T4">Κατά καιρούς έχουν χρησιμοποιηθεί διάφοροι αλγόριθμοι εξόρυξης προκειμένου να γίνει μια κατάταξη της σχετιτκότητας ή της αυθεντίας των χρηστών ως προς κάποιο θέμα.Εμείς εδώ θα χρησιμοποιήσουμε τους εξής δύο αλγόριθμους:</text:span></text:p>
      <text:p text:style-name="P5"><text:tab/><text:tab/><text:tab/><text:span text:style-name="T4">Ι.Gaussian Mixture Model </text:span></text:p>
      <text:p text:style-name="P5"><text:tab/><text:tab/><text:tab/><text:span text:style-name="T4">II.Fusion Lists </text:span></text:p>
      <text:p text:style-name="P7">όπου στα επόμενα κεφάλαια θα δοθεί περαιτέρω εξήγηση για τους αλγορίθμους αυτους. </text:p>
      <text:p text:style-name="P7"/>
      <text:p text:style-name="P11">1.2 Στόχοι:</text:p>
      <text:p text:style-name="P11"/>
      <text:p text:style-name="P14"><text:span text:style-name="T9"><text:tab/>Στόχοι της διπλωματικής εργασίας είναι</text:span><text:span text:style-name="T10">:</text:span></text:p>
      <text:p text:style-name="P17"><text:soft-page-break/></text:p>
      <text:p text:style-name="P14"><text:span text:style-name="T9"><text:tab/><text:tab/></text:span><text:span text:style-name="T10">A.</text:span><text:span text:style-name="T9">Με χρήση αλγορίθμων εξόρυξης δεδομένων (</text:span>gausssian<text:span text:style-name="T9"> </text:span>rank<text:span text:style-name="T9">+</text:span>fusion<text:span text:style-name="T9"> </text:span>lists<text:span text:style-name="T9">) <text:s/>να προσδιοριζουμε (αξιολογουμε) <text:s/>κατά πόσο εμπειρογνώμων είναι ένας χρήστης δικτύου κοινωνικής δικτύωσης (</text:span>twitter<text:span text:style-name="T9">) ως πρός το <text:s/>θέμα πάνω στο οποίο έχει αναρτήσει πολλαπλά(1 ή περισσότερα) </text:span>posts<text:span text:style-name="T9">.</text:span></text:p>
      <text:p text:style-name="P13"/>
      <text:p text:style-name="P14"><text:span text:style-name="T9"><text:tab/></text:span>B<text:span text:style-name="T9">.<text:tab/>Αναπτυξη αλγορίθμων εξόρυξης δεδομένων, υπολογιστική υλοποιήση <text:s/>τουςσε περιβαλλον </text:span>storm<text:span text:style-name="T9"> και αξιολογηση <text:s/>των αλγορίθμων.</text:span></text:p>
      <text:p text:style-name="P14"/>
      <text:p text:style-name="P43"><text:span text:style-name="T13">Κεφάλαιο #2:<text:tab/></text:span><text:span text:style-name="T9"><text:tab/></text:span><text:span text:style-name="T11">Εξόρυξη Δεδομένων </text:span></text:p>
      <text:p text:style-name="P23"/>
      <text:p text:style-name="P24"><text:tab/>2.1<text:tab/><text:tab/> data mining? <text:tab/></text:p>
      <text:p text:style-name="P15"><text:tab/>2.2<text:tab/><text:tab/>Αλγόριθμοι Εξόρυξης Δεδομένων</text:p>
      <text:p text:style-name="P15"/>
      <text:p text:style-name="P37">2.<text:span text:style-name="T16">1</text:span> data mining?</text:p>
      <text:p text:style-name="P37"/>
      <text:p text:style-name="P15"><text:tab/><text:span text:style-name="T16">Αναφορά στην εξόρυξη δεδομένων(περιγραφικά) ώστε στην επόμενη υποενότητα να γίνει η αναφορά των μεθόδων εξόρυξης δεδομένων </text:span></text:p>
      <text:p text:style-name="P15"/>
      <text:p text:style-name="P37">2.2 Αλγόριθμοι Εξόρυξης Δεδομένων</text:p>
      <text:p text:style-name="P37"/>
      <text:p text:style-name="P15"><text:tab/> <text:span text:style-name="T15">Α</text:span>ναφορά των αλγορίθμων εξόρυξης δεδομένων και εστιάζουμε στους αλγρόριθμους εξόρυξης που χρησιμοποιούνται εδώ </text:p>
      <text:p text:style-name="P15"><text:tab/>2.2.1.<text:tab/>Clustering Algorithms </text:p>
      <text:p text:style-name="P15"><text:tab/><text:tab/>2.2.1.a <text:tab/><text:tab/>K-Means </text:p>
      <text:p text:style-name="P15"><text:tab/><text:tab/>2.2.1.b <text:tab/>Fuzzy C Means </text:p>
      <text:p text:style-name="P15"><text:tab/><text:tab/>2.2.1.c <text:tab/><text:tab/>EM Algorithm</text:p>
      <text:p text:style-name="P15"><text:tab/>2.2.2. <text:tab/>Gaussian Mixture Model</text:p>
      <text:p text:style-name="P15"><text:tab/>2.2.3. <text:tab/>Borda Count </text:p>
      <text:p text:style-name="P15"/>
      <text:p text:style-name="P15"/>
      <text:p text:style-name="P41"><text:span text:style-name="T1">Κεφάλαιο #3:<text:tab/></text:span><text:tab/>Map Reducing and Storm </text:p>
      <text:p text:style-name="P15"><text:tab/><text:tab/>3.1.<text:tab/><text:span text:style-name="T15">Map Reducing</text:span></text:p>
      <text:p text:style-name="P26"><text:tab/><text:tab/>3.2. <text:s text:c="5"/>Storm vs. other map reducers (π.χ. Hadoop).</text:p>
      <text:p text:style-name="P26"><text:tab/><text:tab/>3.3. <text:s text:c="6"/>Βασικές Έννοιες στο storm</text:p>
      <text:p text:style-name="P15"/>
      <text:p text:style-name="P38">3.1. Map Reducing</text:p>
      <text:p text:style-name="P38"/>
      <text:p text:style-name="P16"><text:tab/>Μερικά λόγια για το map reducing(τι είναι?γιατί χρησιμοποιείται?ποια η αποτελεσματικότητα της)</text:p>
      <text:p text:style-name="P16"/>
      <text:p text:style-name="P38">3.2 Storm vs other map reducers</text:p>
      <text:p text:style-name="P38"/>
      <text:p text:style-name="P16"><text:tab/> Αναφορά της αποτελεσματικότητας του STORM έναντι των άλλων γνωστών μεθόδων map reducing(π.χ. hadoop)</text:p>
      <text:p text:style-name="P16"/>
      <text:p text:style-name="P38">3.3 Βάσικές Έννοιες του <text:s/>STORM</text:p>
      <text:p text:style-name="P38"/>
      <text:p text:style-name="P27"><text:tab/><text:span text:style-name="T16">Εδώ γίνεται αναφορά των βασικών εννοιών του STORM οι οποίες χρησιμοποιούνται κατά την </text:span><text:soft-page-break/><text:span text:style-name="T16">υλοποιήση </text:span></text:p>
      <text:p text:style-name="P27"/>
      <text:p text:style-name="P44"><text:span text:style-name="T2">Κεφάλαιο #4:</text:span><text:span text:style-name="T14"><text:tab/><text:tab/>Finding twitter 's most authoritative authors</text:span></text:p>
      <text:p text:style-name="P15"><text:span text:style-name="T16"><text:tab/><text:tab/>4.1. Previous Studies on the subject</text:span></text:p>
      <text:p text:style-name="P15"><text:span text:style-name="T16"><text:tab/><text:tab/>4.2. My Study</text:span></text:p>
      <text:p text:style-name="P15"/>
      <text:p text:style-name="P39">4.1 Previous Studies</text:p>
      <text:p text:style-name="P39"/>
      <text:p text:style-name="P28"><text:tab/>Αναφορά και Περίληψη των προηγούμενων μελετών που έχουν γίνει από άλλους <text:span text:style-name="T18">for finding twitters most authoritative autohors </text:span></text:p>
      <text:p text:style-name="P28"/>
      <text:p text:style-name="P28">Περίληψη των εξής papers (μαζί με τα links):</text:p>
      <text:p text:style-name="P28"/>
      <text:p text:style-name="P19">Μελέτη- Έρευνα #1:(Ιδέα πάνω στο οποίο στηρίζεται όλη η διπλωματική εργασία)</text:p>
      <text:p text:style-name="P30"><text:span text:style-name="T9"><text:tab/></text:span>Identifying topical authorities in microblogs</text:p>
      <text:p text:style-name="P30"/>
      <text:p text:style-name="P30">Μέλέτη-Έρευνα #2:</text:p>
      <text:p text:style-name="P30"><text:tab/>Identifying Authorities in Online Communities</text:p>
      <text:p text:style-name="P30"/>
      <text:p text:style-name="P30"><text:tab/>link: http://tist.acm.org/papers/ACM-TIST-V6N3-TIST-2014-02-0057.R2.pdf</text:p>
      <text:p text:style-name="P49"/>
      <text:p text:style-name="P30">Μέλέτη-Έρευνα #3:</text:p>
      <text:p text:style-name="P49">ii.Why We Twitter: Understanding Microblogging Usage and Communities</text:p>
      <text:p text:style-name="P49">link:http://aisl.umbc.edu/resources/369.pdf</text:p>
      <text:p text:style-name="P49">Mελέτη-Έρευνα #4:</text:p>
      <text:p text:style-name="P49">Tweeting is Believing? Understanding Microblog Credibility Perceptions</text:p>
      <text:p text:style-name="P49">link: http://www.msr-waypoint.com/pubs/155374/tweet_credibility_cscw2012.pdf</text:p>
      <text:p text:style-name="P49">Μελέτη-Έρευνα #5:</text:p>
      <text:p text:style-name="P49"><text:tab/>Topic Experts in Microblogs</text:p>
      <text:p text:style-name="P30">link: http://www.ccs.neu.edu/home/cbw/5750/papers/twitter_wtf.pdf</text:p>
      <text:p text:style-name="P30"/>
      <text:p text:style-name="P30">Μελέτη-Έρευνα #6:</text:p>
      <text:p text:style-name="P30">Wikipedia-based Topic Clustering for Microblogs</text:p>
      <text:p text:style-name="P30">link: https://asis.org/asist2011/proceedings/submissions/186_FINAL_SUBMISSION.pdf</text:p>
      <text:p text:style-name="P30"/>
      <text:p text:style-name="P30">Μελέτη-Έρευνα #7:</text:p>
      <text:p text:style-name="P30">Mining Topical Influencers Based on the Multi-Relational Network in</text:p>
      <text:p text:style-name="P30">Micro-Blogging Sites</text:p>
      <text:p text:style-name="P30">link: http://www.chinacommunications.cn/fileup/PDF/2013-10-1-008.pdf</text:p>
      <text:p text:style-name="P28"><text:s/></text:p>
      <text:p text:style-name="P28"/>
      <text:p text:style-name="P28"/>
      <text:p text:style-name="P39">4.2 <text:s/>My Study</text:p>
      <text:p text:style-name="P28"><text:soft-page-break/><text:tab/>Η θεωρία πάνω στην οποία στηρίζεται όλη η διπλωματική.Το κομμάτι αυτό χωρίζεται σε δύο υποενότητες:</text:p>
      <text:p text:style-name="P28"/>
      <text:p text:style-name="P28"><text:tab/>4.2.1 Θεωρία</text:p>
      <text:p text:style-name="P28"><text:tab/>4.2.2 Τροποποιήση της Θεωρία ώστε να υλοποιηθεί σε streaming data</text:p>
      <text:p text:style-name="P15"/>
      <text:p text:style-name="P15"/>
      <text:p text:style-name="P48">4.2.1 Θεωρία</text:p>
      <text:p text:style-name="P47"/>
      <text:p text:style-name="P29"><text:tab/><text:span text:style-name="T17">Αναφέρουμε εδώ όλη την θεωρία(δηλ τους αλγορίθμους που εφαρμόζουμε) ώστε να γίνει το ranking και την ενότητα αυτή την χωρίζουμε στις εξής 2 υποενότητες:</text:span></text:p>
      <text:p text:style-name="P29"/>
      <text:p text:style-name="P29"><text:span text:style-name="T17"><text:tab/></text:span><text:span text:style-name="T12">4.2.1.a.<text:tab/> <text:tab/>Θεωρία για τον αλγόριθμο εξόρυξης δεδομένων #1(</text:span><text:span text:style-name="T17">Gaussian</text:span><text:span text:style-name="T12"> </text:span><text:span text:style-name="T17">Rank</text:span><text:span text:style-name="T12">) </text:span></text:p>
      <text:p text:style-name="P29"><text:span text:style-name="T12"><text:tab/>4.2.1.b<text:tab/><text:tab/>Θεωρία για τον αλγόριθμο εξόρύξης δεδομένων #2(Fusion Lists)</text:span></text:p>
      <text:p text:style-name="P28"><text:tab/></text:p>
      <text:p text:style-name="P28"/>
      <text:p text:style-name="P33"><text:span text:style-name="T12">4.2.1.a</text:span><text:span text:style-name="T9">.<text:tab/> <text:tab/>Θεωρία για τον αλγόριθμο εξόρυξης δεδομένων #1(</text:span>Gaussian<text:span text:style-name="T9"> </text:span>Rank<text:span text:style-name="T9">) :</text:span></text:p>
      <text:p text:style-name="P33"><text:span text:style-name="T9"/></text:p>
      <text:p text:style-name="P33"><text:span text:style-name="T9"><text:tab/></text:span>a<text:span text:style-name="T9">.Εφαρμογή του αλγορίθμου </text:span>k<text:span text:style-name="T9">-</text:span>means<text:span text:style-name="T9"> ώστε να χωρίσω τους χρήστες σε δύο ομάδες</text:span></text:p>
      <text:p text:style-name="P33"><text:span text:style-name="T9"><text:tab/></text:span>b<text:span text:style-name="T9">.Σε κάθε μια από τις δύο ομάδες εφαρμόζω το </text:span>gaussian<text:span text:style-name="T9"> </text:span>mixture<text:span text:style-name="T9"> </text:span>model<text:span text:style-name="T9"> (</text:span>GMM<text:span text:style-name="T9">).</text:span></text:p>
      <text:p text:style-name="P33"><text:span text:style-name="T9"><text:tab/></text:span>c<text:span text:style-name="T9">. Κάνω </text:span>ranking<text:span text:style-name="T9"> των εξόδων του </text:span>GMM<text:span text:style-name="T9"> (</text:span>gaussian<text:span text:style-name="T9"> </text:span>cdf<text:span text:style-name="T9">).</text:span></text:p>
      <text:p text:style-name="P20"/>
      <text:p text:style-name="P20"/>
      <text:p text:style-name="P33"><text:span text:style-name="T12">4.2.1.b<text:tab/><text:tab/></text:span><text:span text:style-name="T9">Θεωρία για τον αλγόριθμο εξόρύξης δεδομένων #2(</text:span>Fusion<text:span text:style-name="T9"> </text:span>Lists<text:span text:style-name="T9">)</text:span></text:p>
      <text:p text:style-name="P33"><text:span text:style-name="T9"><text:tab/></text:span>a<text:span text:style-name="T9">.Εφαρμογή του αλγορίθμου </text:span>fuzzy<text:span text:style-name="T9"> </text:span>c<text:span text:style-name="T9">-</text:span>means<text:span text:style-name="T9"> για να χωρίσω τους χρήστες σε τρεις ομάδες</text:span></text:p>
      <text:p text:style-name="P33"><text:span text:style-name="T9"><text:tab/>β.Σε κάθε μία από τις 3 ομάδες εφαρμόζω τον αλγόριθμο των </text:span>fusion<text:span text:style-name="T9"> </text:span>lists<text:span text:style-name="T9">+</text:span>rank</text:p>
      <text:p text:style-name="P20"/>
      <text:p text:style-name="P31">4.2.2 Θεωρία για streaming data</text:p>
      <text:p text:style-name="P31"/>
      <text:p text:style-name="P31"><text:tab/>Αναφέρουμε και πάλι την θεωρία ( ie τους αλγρορίθμους εξόρυξης) εστιάζοντας στις παραλλαγές των αλγρορίθμων ώστε να υλοποιούνται σε streaming data .Πάλι χωρίζουμε την ενότητα αυτή στις εξής δύο υποενότητες: </text:p>
      <text:p text:style-name="P32"><text:tab/></text:p>
      <text:p text:style-name="P32"><text:tab/>4.2.2.a. <text:span text:style-name="T9">Θεωρία για τον αλγόριθμο εξόρυξης δεδομένων #1(</text:span>Gaussian<text:span text:style-name="T9"> </text:span>Rank<text:span text:style-name="T9">) <text:s/>για streaming data </text:span></text:p>
      <text:p text:style-name="P29"><text:span text:style-name="T12"><text:tab/>4.2.1.b.Θεωρία για τον αλγόριθμο εξόρύξης δεδομένων #2(Fusion Lists) για streaming data</text:span></text:p>
      <text:p text:style-name="P29"><text:tab/></text:p>
      <text:p text:style-name="P33"><text:span text:style-name="T12">4.2.2.a.<text:tab/><text:tab/></text:span><text:span text:style-name="T9">Θεωρία για τον αλγόριθμο εξόρυξης δεδομένων #1(</text:span>Gaussian<text:span text:style-name="T9"> </text:span>Rank<text:span text:style-name="T9"> </text:span>for<text:span text:style-name="T9"> </text:span>streaming<text:span text:style-name="T9"> </text:span>data<text:span text:style-name="T9">)</text:span></text:p>
      <text:p text:style-name="P33"><text:span text:style-name="T9"/></text:p>
      <text:p text:style-name="P33"><text:span text:style-name="T9"><text:tab/></text:span><text:span text:style-name="T12">i</text:span><text:span text:style-name="T9">.Εφαρμογή του αλγορίθμου </text:span>k<text:span text:style-name="T9">-</text:span>means<text:span text:style-name="T9"> σε </text:span>streaming<text:span text:style-name="T9"> </text:span>data<text:span text:style-name="T9"> για να χωρίσω τους χρήστες σε δύο ομάδες.</text:span></text:p>
      <text:p text:style-name="P33"><text:span text:style-name="T9"><text:tab/></text:span><text:span text:style-name="T12">ii</text:span><text:span text:style-name="T9">. Εφαρμογή του αλγορίθμου </text:span>gaussian<text:span text:style-name="T9"> </text:span>mixture<text:span text:style-name="T9"> </text:span>model<text:span text:style-name="T9">(</text:span>GMM<text:span text:style-name="T9">) σε </text:span>streaming<text:span text:style-name="T9"> </text:span>data<text:span text:style-name="T9"> για κάθε μία από τις δύο ομάδες</text:span></text:p>
      <text:p text:style-name="P33"><text:span text:style-name="T9"><text:tab/></text:span><text:span text:style-name="T12">iii</text:span>.Κάνω ranking των εξόδων του GMM(gaussian cdf for streaming data)</text:p>
      <text:p text:style-name="P33"/>
      <text:p text:style-name="P33"/>
      <text:p text:style-name="P46"><text:span text:style-name="T12">4.2.3.b.<text:tab/></text:span><text:span text:style-name="T9">Θεωρία για τον αλγορίθμο δεδομένων #2(</text:span>Fusion<text:span text:style-name="T9"> </text:span>Lists<text:span text:style-name="T9">)</text:span></text:p>
      <text:p text:style-name="P46"><text:span text:style-name="T9"/></text:p>
      <text:p text:style-name="P33"><text:span text:style-name="T9"><text:tab/></text:span><text:span text:style-name="T12">i</text:span><text:span text:style-name="T9">.Εφαρμογή του αλγορίθμου </text:span>fuzzy<text:span text:style-name="T9"> </text:span>c<text:span text:style-name="T9">-</text:span>means<text:span text:style-name="T9"> για να χωρίσω τους χρήστες σε 3 ομάδες</text:span></text:p>
      <text:p text:style-name="P33"><text:span text:style-name="T9"><text:tab/></text:span><text:span text:style-name="T12">ii</text:span>.Εφαρμγή του αλγορίθμου fusion lists+rank για streaming data</text:p>
      <text:p text:style-name="P29"><text:soft-page-break/></text:p>
      <text:p text:style-name="P28"/>
      <text:p text:style-name="P28"/>
      <text:p text:style-name="P15"/>
      <text:p text:style-name="P41"><text:span text:style-name="T1">Κεφάλαιο #5:<text:tab/></text:span><text:tab/>Υλοποιήση πάνω στο storm </text:p>
      <text:p text:style-name="P15"><text:tab/><text:span text:style-name="T16">5.1<text:tab/>Βάσεις και Τοπολογίες </text:span></text:p>
      <text:p text:style-name="P15"><text:span text:style-name="T17"><text:tab/>5.2 <text:tab/>Τρόπος Υλοποιήσης του Κώδικα</text:span></text:p>
      <text:p text:style-name="P15"/>
      <text:p text:style-name="P36">5.1. Βάσεις και Τοπολογίες</text:p>
      <text:p text:style-name="P31"/>
      <text:p text:style-name="P31"><text:tab/>Αναφορά στις βάσεις δεδομένων και στις τοπολογίες που χρησιμοποιήθηκαν </text:p>
      <text:p text:style-name="P31"><text:tab/></text:p>
      <text:p text:style-name="P36">5.2. <text:tab/>Τρόπος Υλοποιήσης του Κώδικα</text:p>
      <text:p text:style-name="P31"/>
      <text:p text:style-name="P31"><text:tab/>Εδώ αναφέρουμε ο τρόπος με τον οποίο υλοποήθηκε ο κώδικας (ίσως γίνεται και παραπομπή στον ψευδοκώδικα του προγραμματος).</text:p>
      <text:p text:style-name="P31"/>
      <text:p text:style-name="P34"><text:tab/>A<text:span text:style-name="T9">.Αντλώ τα δεδομένα από το </text:span>twitter<text:span text:style-name="T9"> για Κ ημέρες και αποθηκεύω τα δεδομένα σε μια βάση <text:tab/>δεδομένων(</text:span>MongoDB<text:span text:style-name="T9">)</text:span></text:p>
      <text:p text:style-name="P22"/>
      <text:p text:style-name="P34"><text:span text:style-name="T9"><text:tab/></text:span>B<text:span text:style-name="T9">.<text:tab/>α.Επιλέγω 'τυχαία' Ν(=100) χρήστες και για τις Κ ημέρες, βρίσκω τα αντίστοιχα </text:span>tweets<text:span text:style-name="T9"> <text:tab/><text:tab/><text:tab/>τους και <text:s/>φτιάχνω το </text:span>data<text:span text:style-name="T9"> </text:span>set<text:span text:style-name="T9">.</text:span></text:p>
      <text:p text:style-name="P34"><text:span text:style-name="T9"><text:s text:c="4"/><text:tab/><text:tab/>β.Γίνεται </text:span>training<text:span text:style-name="T9"> του </text:span>data<text:span text:style-name="T9"> </text:span>set<text:span text:style-name="T9"> όπου βρίσκω μια σταθερά σχετικότητας ως προς το <text:tab/><text:tab/><text:tab/>σύνολο των <text:s/><text:tab/></text:span>tweets<text:span text:style-name="T9"> του κάθε χρήστη. <text:s/></text:span></text:p>
      <text:p text:style-name="P34"><text:span text:style-name="T9"><text:tab/><text:tab/>γ.Υπολογίσμός των μετρικών(</text:span>metrics<text:span text:style-name="T9"> </text:span>regular<text:span text:style-name="T9">+</text:span>metrics<text:span text:style-name="T9"> </text:span>new<text:span text:style-name="T9">+</text:span>features<text:span text:style-name="T9">) για καθέναν από <text:tab/><text:tab/><text:tab/>τους Ν χρήστες .</text:span></text:p>
      <text:p text:style-name="P22"/>
      <text:p text:style-name="P22"/>
      <text:p text:style-name="P34"><text:span text:style-name="T9"><text:tab/></text:span>C<text:span text:style-name="T9">.<text:tab/>Υλοποιήση των αλγορίθμων </text:span>k<text:span text:style-name="T9">-</text:span>means<text:span text:style-name="T9">,</text:span>fuzzy<text:span text:style-name="T9"> </text:span>means<text:span text:style-name="T9"> στο </text:span>strorm<text:span text:style-name="T9">+χρήση του </text:span>database<text:span text:style-name="T9"> <text:tab/><text:tab/><text:tab/></text:span>Cassandra<text:span text:style-name="T9"> για την αποθήκευση των </text:span>centroids</text:p>
      <text:p text:style-name="P22"/>
      <text:p text:style-name="P34"><text:span text:style-name="T9"><text:tab/></text:span>D<text:span text:style-name="T9">.<text:tab/>Υλοποιήση του αλγρόριθμου </text:span>Gaussian<text:span text:style-name="T9"> </text:span>Rank<text:span text:style-name="T9"> πανω στο </text:span>storm<text:span text:style-name="T9">.</text:span></text:p>
      <text:p text:style-name="P22"/>
      <text:p text:style-name="P34"><text:span text:style-name="T9"><text:tab/></text:span>E<text:span text:style-name="T9">.<text:tab/>Υλοπ</text:span>o<text:span text:style-name="T9">ιήση του αλγορίθμου </text:span>Fusion<text:span text:style-name="T9"> </text:span>Lists<text:span text:style-name="T9"> πάνω στο </text:span>storm<text:span text:style-name="T9">.</text:span></text:p>
      <text:p text:style-name="P22"/>
      <text:p text:style-name="P34"><text:span text:style-name="T9"><text:tab/></text:span>F<text:span text:style-name="T9">.<text:tab/>Σύγκριση αποτελεσμάτων των δυό αλγορίθμων</text:span></text:p>
      <text:p text:style-name="P21"/>
      <text:p text:style-name="P31"/>
      <text:p text:style-name="P45"><text:span text:style-name="T1">Κεφάλιο #6:</text:span> <text:tab/><text:tab/>Συμπεράσματα</text:p>
      <text:p text:style-name="P35"><text:span text:style-name="T19"><text:tab/></text:span>6.1 Συμπεράσματα</text:p>
      <text:p text:style-name="P35"/>
      <text:p text:style-name="P40">6.1. <text:tab/>Συμπεράσματα</text:p>
      <text:p text:style-name="P40"/>
      <text:p text:style-name="P35"><text:tab/>Αναφορά στα συμπεράσματα που παρατηρούμε έπειτα από όλη αυτή την διαδικασία </text:p>
      <text:p text:style-name="P31"/>
      <text:p text:style-name="P14"/>
      <text:p text:style-name="P13"/>
      <text:p text:style-name="P12"/>
      <text:p text:style-name="P11"/>
      <text:p text:style-name="P7"><text:soft-page-break/></text:p>
      <text:p text:style-name="P5"/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9:47:52.352080814</meta:creation-date>
    <dc:date>2015-05-15T01:25:01.739501156</dc:date>
    <meta:editing-duration>PT6H10M49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6" meta:paragraph-count="124" meta:word-count="1108" meta:character-count="8018" meta:non-whitespace-character-count="6830"/>
  </office:meta>
</office:document-meta>
</file>